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5.676cm" fo:margin-left="-0.217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4.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5.674cm" fo:margin-left="-0.217cm" table:align="left" style:writing-mode="lr-tb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11.03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Standard">
      <style:text-properties style:font-name="Book Antiqua" style:font-name-complex="Book Antiqua"/>
    </style:style>
    <style:style style:name="P2" style:family="paragraph" style:parent-style-name="Standard">
      <style:paragraph-properties fo:text-align="end" style:justify-single-word="false"/>
      <style:text-properties style:font-name="Book Antiqua" style:font-name-complex="Book Antiqua"/>
    </style:style>
    <style:style style:name="P3" style:family="paragraph" style:parent-style-name="Standard">
      <style:text-properties style:font-name="Book Antiqua" fo:language="en" fo:country="AU" style:font-name-complex="Book Antiqua"/>
    </style:style>
    <style:style style:name="P4" style:family="paragraph" style:parent-style-name="Standard">
      <style:paragraph-properties style:snap-to-layout-grid="false"/>
      <style:text-properties style:font-name="Book Antiqua" fo:language="en" fo:country="AU" officeooo:rsid="001fc348" officeooo:paragraph-rsid="001fc348" style:font-name-complex="Book Antiqua"/>
    </style:style>
    <style:style style:name="P5" style:family="paragraph" style:parent-style-name="Standard">
      <style:paragraph-properties style:snap-to-layout-grid="false"/>
      <style:text-properties style:font-name="Book Antiqua" fo:language="en" fo:country="AU" officeooo:rsid="001fc348" officeooo:paragraph-rsid="00211ff9" style:font-name-complex="Book Antiqua"/>
    </style:style>
    <style:style style:name="P6" style:family="paragraph" style:parent-style-name="Standard">
      <style:paragraph-properties style:snap-to-layout-grid="false"/>
      <style:text-properties style:font-name="Book Antiqua" fo:language="en" fo:country="AU" officeooo:rsid="002238fa" officeooo:paragraph-rsid="002238fa" style:font-name-complex="Book Antiqua"/>
    </style:style>
    <style:style style:name="P7" style:family="paragraph" style:parent-style-name="Standard">
      <style:paragraph-properties style:snap-to-layout-grid="false"/>
      <style:text-properties style:font-name="Book Antiqua" fo:language="en" fo:country="AU" officeooo:rsid="00246de5" officeooo:paragraph-rsid="00246de5" style:font-name-complex="Book Antiqua"/>
    </style:style>
    <style:style style:name="P8" style:family="paragraph" style:parent-style-name="Standard">
      <style:paragraph-properties style:snap-to-layout-grid="false"/>
      <style:text-properties style:font-name="Book Antiqua" fo:language="en" fo:country="AU" officeooo:rsid="0027243a" officeooo:paragraph-rsid="0027243a" style:font-name-complex="Book Antiqua"/>
    </style:style>
    <style:style style:name="P9" style:family="paragraph" style:parent-style-name="Standard">
      <style:paragraph-properties style:snap-to-layout-grid="false"/>
      <style:text-properties style:font-name="Book Antiqua" fo:language="en" fo:country="AU" officeooo:rsid="00290aba" officeooo:paragraph-rsid="00290aba" style:font-name-complex="Book Antiqua"/>
    </style:style>
    <style:style style:name="P10" style:family="paragraph" style:parent-style-name="Standard">
      <style:paragraph-properties style:snap-to-layout-grid="false"/>
      <style:text-properties style:font-name="Book Antiqua" fo:language="en" fo:country="AU" officeooo:rsid="0026bc5c" officeooo:paragraph-rsid="00258f2b" style:font-name-complex="Book Antiqua"/>
    </style:style>
    <style:style style:name="P11" style:family="paragraph" style:parent-style-name="Standard">
      <style:text-properties style:font-name="Book Antiqua" fo:language="en" fo:country="AU" officeooo:rsid="00258f2b" officeooo:paragraph-rsid="00246de5" style:font-name-asian="Book Antiqua" style:font-name-complex="Book Antiqua"/>
    </style:style>
    <style:style style:name="P12" style:family="paragraph" style:parent-style-name="Heading" style:master-page-name="Standard">
      <style:paragraph-properties fo:margin-top="0cm" fo:margin-bottom="0.635cm" loext:contextual-spacing="false" fo:text-align="center" style:justify-single-word="false" style:page-number="auto"/>
    </style:style>
    <style:style style:name="T1" style:family="text">
      <style:text-properties officeooo:rsid="001fc348"/>
    </style:style>
    <style:style style:name="T2" style:family="text">
      <style:text-properties officeooo:rsid="00286a12"/>
    </style:style>
    <style:style style:name="T3" style:family="text">
      <style:text-properties officeooo:rsid="00290aba"/>
    </style:style>
    <style:style style:name="T4" style:family="text">
      <style:text-properties officeooo:rsid="002a82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SE CASE <text:span text:style-name="T1">DOCUMEN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:</text:p>
          </table:table-cell>
          <table:table-cell table:style-name="Table1.B1" table:number-columns-spanned="3" office:value-type="string">
            <text:p text:style-name="P4">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Use Case Name:</text:p>
          </table:table-cell>
          <table:table-cell table:style-name="Table1.B2" table:number-columns-spanned="3" office:value-type="string">
            <text:p text:style-name="P9">Float Cours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Created By:</text:p>
          </table:table-cell>
          <table:table-cell table:style-name="Table1.B3" office:value-type="string">
            <text:p text:style-name="P4">Sai Somanath and Chetan <text:span text:style-name="T2">Raghav</text:span></text:p>
          </table:table-cell>
          <table:table-cell table:style-name="Table1.B3" office:value-type="string">
            <text:p text:style-name="P2">Last Updated By: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2">Date Created:</text:p>
          </table:table-cell>
          <table:table-cell table:style-name="Table1.B4" office:value-type="string">
            <text:p text:style-name="P4">2<text:span text:style-name="T3">6</text:span>/<text:span text:style-name="T3">3</text:span>/201<text:span text:style-name="T3">9</text:span></text:p>
          </table:table-cell>
          <table:table-cell table:style-name="Table1.B4" office:value-type="string">
            <text:p text:style-name="P2">Date Last Updated:</text:p>
          </table:table-cell>
          <table:table-cell table:style-name="Table1.D4" office:value-type="string">
            <text:p text:style-name="P4">2<text:span text:style-name="T3">6</text:span>/<text:span text:style-name="T3">3</text:span>/2019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ors:</text:p>
          </table:table-cell>
          <table:table-cell table:style-name="Table2.B1" office:value-type="string">
            <text:p text:style-name="P9">Faculty</text:p>
          </table:table-cell>
        </table:table-row>
        <table:table-row table:style-name="Table2.1">
          <table:table-cell table:style-name="Table2.A2" office:value-type="string">
            <text:p text:style-name="P2">Description:</text:p>
          </table:table-cell>
          <table:table-cell table:style-name="Table2.B2" office:value-type="string">
            <text:p text:style-name="P5">This use case concerns with a student who has to <text:span text:style-name="T3">float a new course for the semester. The use case starts when faculty logs in. The page now has the details of a course to float a course. The faculty must enter the course type, course name and credits of a course. Optionally, he can also specify the prerequisites.</text:span></text:p>
          </table:table-cell>
        </table:table-row>
        <table:table-row table:style-name="Table2.1">
          <table:table-cell table:style-name="Table2.A2" office:value-type="string">
            <text:p text:style-name="P2">Preconditions:</text:p>
          </table:table-cell>
          <table:table-cell table:style-name="Table2.B2" office:value-type="string">
            <text:p text:style-name="P6">A <text:span text:style-name="T4">faculty must have a valid credentials to login.</text:span></text:p>
          </table:table-cell>
        </table:table-row>
        <table:table-row table:style-name="Table2.1">
          <table:table-cell table:style-name="Table2.A2" office:value-type="string">
            <text:p text:style-name="P2">Post conditions:</text:p>
          </table:table-cell>
          <table:table-cell table:style-name="Table2.B2" office:value-type="string">
            <text:p text:style-name="P7">A <text:span text:style-name="T4">faculty </text:span>will be able to see <text:span text:style-name="T4">the course</text:span> details in the dashboard page.</text:p>
          </table:table-cell>
        </table:table-row>
        <table:table-row table:style-name="Table2.1">
          <table:table-cell table:style-name="Table2.A2" office:value-type="string">
            <text:p text:style-name="P2">Normal Flow:</text:p>
          </table:table-cell>
          <table:table-cell table:style-name="Table2.B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2">Alternative Flows:</text:p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2">Exceptions:</text:p>
          </table:table-cell>
          <table:table-cell table:style-name="Table2.B2" office:value-type="string">
            <text:p text:style-name="P8">N/A</text:p>
          </table:table-cell>
        </table:table-row>
        <table:table-row table:style-name="Table2.1">
          <table:table-cell table:style-name="Table2.A2" office:value-type="string">
            <text:p text:style-name="P2">Includes:</text:p>
          </table:table-cell>
          <table:table-cell table:style-name="Table2.B2" office:value-type="string">
            <text:p text:style-name="P8">N/A</text:p>
          </table:table-cell>
        </table:table-row>
        <table:table-row table:style-name="Table2.1">
          <table:table-cell table:style-name="Table2.A2" office:value-type="string">
            <text:p text:style-name="P2">Priority:</text:p>
          </table:table-cell>
          <table:table-cell table:style-name="Table2.B2" office:value-type="string">
            <text:p text:style-name="P8">High</text:p>
          </table:table-cell>
        </table:table-row>
        <table:table-row table:style-name="Table2.1">
          <table:table-cell table:style-name="Table2.A2" office:value-type="string">
            <text:p text:style-name="P2">Frequency of Use:</text:p>
          </table:table-cell>
          <table:table-cell table:style-name="Table2.B2" office:value-type="string">
            <text:p text:style-name="P8">Low</text:p>
          </table:table-cell>
        </table:table-row>
        <table:table-row table:style-name="Table2.1">
          <table:table-cell table:style-name="Table2.A2" office:value-type="string">
            <text:p text:style-name="P2">Business Rules:</text:p>
          </table:table-cell>
          <table:table-cell table:style-name="Table2.B2" office:value-type="string">
            <text:p text:style-name="P8">To register all the academic details of the Student to be able to make recommendation</text:p>
          </table:table-cell>
        </table:table-row>
        <table:table-row table:style-name="Table2.1">
          <table:table-cell table:style-name="Table2.A2" office:value-type="string">
            <text:p text:style-name="P2">Assumptions:</text:p>
          </table:table-cell>
          <table:table-cell table:style-name="Table2.B2" office:value-type="string">
            <text:p text:style-name="P8">The system is up and running</text:p>
          </table:table-cell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 TEMPLATE</dc:title>
    <dc:subject/>
    <meta:keyword/>
    <meta:initial-creator>salman</meta:initial-creator>
    <meta:creation-date>2014-08-22T22:12:00</meta:creation-date>
    <dc:date>2019-03-26T10:29:15.807393484</dc:date>
    <meta:editing-cycles>7</meta:editing-cycles>
    <meta:editing-duration>PT1H29M5S</meta:editing-duration>
    <meta:generator>LibreOffice/6.2.0.3$MacOSX_X86_64 LibreOffice_project/98c6a8a1c6c7b144ce3cc729e34964b47ce25d62</meta:generator>
    <meta:document-statistic meta:table-count="2" meta:image-count="0" meta:object-count="0" meta:page-count="1" meta:paragraph-count="34" meta:word-count="155" meta:character-count="882" meta:non-whitespace-character-count="761"/>
  </office:meta>
</office:document-meta>
</file>